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47b3f" officeooo:paragraph-rsid="00147b3f"/>
    </style:style>
    <style:style style:name="P2" style:family="paragraph" style:parent-style-name="Standard">
      <style:text-properties officeooo:rsid="00164377" officeooo:paragraph-rsid="00164377"/>
    </style:style>
    <style:style style:name="P3" style:family="paragraph" style:parent-style-name="Standard" style:list-style-name="L1">
      <style:text-properties officeooo:rsid="00164377" officeooo:paragraph-rsid="00164377"/>
    </style:style>
    <style:style style:name="P4" style:family="paragraph" style:parent-style-name="Standard" style:list-style-name="L1">
      <style:text-properties officeooo:rsid="00181be3" officeooo:paragraph-rsid="00181be3"/>
    </style:style>
    <style:style style:name="P5" style:family="paragraph" style:parent-style-name="Standard" style:list-style-name="L1">
      <style:text-properties officeooo:rsid="00199676" officeooo:paragraph-rsid="00199676"/>
    </style:style>
    <style:style style:name="P6" style:family="paragraph" style:parent-style-name="Standard" style:list-style-name="L1">
      <style:text-properties officeooo:rsid="001e1159" officeooo:paragraph-rsid="001e1159"/>
    </style:style>
    <style:style style:name="T1" style:family="text">
      <style:text-properties officeooo:rsid="00164377"/>
    </style:style>
    <style:style style:name="T2" style:family="text">
      <style:text-properties officeooo:rsid="00181be3"/>
    </style:style>
    <style:style style:name="T3" style:family="text">
      <style:text-properties officeooo:rsid="00199676"/>
    </style:style>
    <style:style style:name="T4" style:family="text">
      <style:text-properties officeooo:rsid="001b41c3"/>
    </style:style>
    <style:style style:name="T5" style:family="text">
      <style:text-properties fo:font-weight="bold" style:font-weight-asian="bold" style:font-weight-complex="bold"/>
    </style:style>
    <style:style style:name="T6" style:family="text">
      <style:text-properties fo:font-weight="bold" officeooo:rsid="001b41c3" style:font-weight-asian="bold" style:font-weight-complex="bold"/>
    </style:style>
    <style:style style:name="T7" style:family="text">
      <style:text-properties fo:font-weight="bold" officeooo:rsid="00181be3" style:font-weight-asian="bold" style:font-weight-complex="bold"/>
    </style:style>
    <style:style style:name="T8" style:family="text">
      <style:text-properties officeooo:rsid="001ebdf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 Bilal Mehemood, Dr. Irum, Adeel Sarwar, Muhammad Mustehsan, Khurram Riaz, Imran Aziz, Sajid Ali</text:p>
      <text:p text:style-name="P1">CC: Umair, Afif, Farhan, Bila<text:span text:style-name="T8">l,</text:span> Ali Shaukat</text:p>
      <text:p text:style-name="P1"/>
      <text:p text:style-name="P1"><text:span text:style-name="T4">Honourable Management</text:span>,</text:p>
      <text:p text:style-name="P1"/>
      <text:p text:style-name="P1"><text:span text:style-name="T1">On behalf of Data Science team and with due respect, </text:span>I’m writing this email to let you know the current circumstances <text:span text:style-name="T1">&amp; problems our team is going through</text:span>, <text:span text:style-name="T1">which certainly were the cause of resignation of our worthy employees</text:span>. </text:p>
      <text:p text:style-name="P1"/>
      <text:p text:style-name="P2">Please be informed that <text:span text:style-name="T2">right from the point,</text:span> when the middle management <text:span text:style-name="T2">was</text:span> changed, circumstances have got even wors<text:span text:style-name="T2">t</text:span>, as the new middle management used team conflics, and created further grouping and manipulations among the resources -- despite addressing the problems. Following were the issues faced by new management, and we shall be providing piece of evidance to <text:span text:style-name="T4">each </text:span>below <text:span text:style-name="T3">mentioned </text:span>point.</text:p>
      <text:p text:style-name="P2"/>
      <text:list xml:id="list606740770" text:style-name="L1">
        <text:list-item>
          <text:p text:style-name="P3"><text:span text:style-name="T5">Grouping</text:span><text:span text:style-name="T7">s</text:span><text:span text:style-name="T5"> and Manipulations</text:span> by current TPM <text:span text:style-name="T2">(TPM asking personality traits of different resoruces from each other, also telling personal statements of different resources to each other, to spike hatred. Asif paracha and Umair Shah / Waheed Mohsin case)</text:span></text:p>
        </text:list-item>
        <text:list-item>
          <text:p text:style-name="P3"><text:span text:style-name="T5">Breaking hierarchies, by passing Tech leads and asking junior resources for Demos by TPM</text:span> (EPMS demo report#1 and report#2 case – <text:span text:style-name="T2">Tech Lead was present in Demo</text:span>)</text:p>
        </text:list-item>
        <text:list-item>
          <text:p text:style-name="P3">Targetting specific resources, teaming up with former PMO (Reterospective Meeting Recoding – <text:span text:style-name="T4">Please must listen for explantion of the point.</text:span>) <text:s/><text:span text:style-name="T2">by TPM</text:span></text:p>
        </text:list-item>
        <text:list-item>
          <text:p text:style-name="P4">Not appreciating the talented resources for their work out of personal grudges – (Snapshot_1 explains current TPM appreciating <text:span text:style-name="T5">QA Saman Farooq</text:span> for even testing the change, and not appreciating <text:span text:style-name="T5">Developer Bilal Hameed</text:span> for his development efforts)</text:p>
        </text:list-item>
        <text:list-item>
          <text:p text:style-name="P4"><text:span text:style-name="T5">Remo</text:span><text:span text:style-name="T6">v</text:span><text:span text:style-name="T5">al of foot prints / Reterospective meeting</text:span> from channel. (Screenshot_2 explains how resource Farhan Khan was making efforts to get the recording which was removed from channel. It can be seen that on the same date, review meeting’s recording is there, but reterospective meeting has been removed, as resource Farhan Khan started the thread for getting it back as a piece of evidance to higher management. Thread also attached with email)</text:p>
        </text:list-item>
        <text:list-item>
          <text:p text:style-name="P5"><text:span text:style-name="T5">TPM making areas grey-n-white</text:span>. (Tech Lead Umair Shah was asking for continuation of projects and team, but TPM was lauching emails to HR that resources are not sharing TOT and not doing their assigned tasks. <text:span text:style-name="T5">Please be informed that Knowledge sharing session were delieverd on regular basis, and thread for sign-off is attached with the current email</text:span>).</text:p>
        </text:list-item>
        <text:list-item>
          <text:p text:style-name="P5">TPM threating resources for their jobs in <text:span text:style-name="T4">other companies</text:span>. “There is a limited job market in Islamabad, wherever you’ll go you’ll find the same people” TPM (Haider Ali Awan) words to multiple resources.</text:p>
        </text:list-item>
        <text:list-item>
          <text:p text:style-name="P5"><text:span text:style-name="T5">Irrationals decisions just to get rid of worthy resources on personal gudges</text:span>. (Eg. Bonus system revamping in two weeks, Fox Chart review bot project continuation on his own without the team who worked days and nights to make it successful to the client, demolishing of current EPMS system and creating new one, which has gone live few weeks ago.)</text:p>
        </text:list-item>
        <text:list-item>
          <text:p text:style-name="P5">Not having necessory knowledge of Company domain and Projects. Exhausting resources, with the ideas that don’t make sense, rather than understanding company’s business model.</text:p>
        </text:list-item>
        <text:list-item>
          <text:p text:style-name="P6"><text:span text:style-name="T5">Termination of Tech Lead (Umair Shah) and Jr. Data Scientist (Afif-ul-Hasnain) on the basis of false allegations on TOT.</text:span> Tech Lead Umair Shah has repeatedly shared the bonus knowledge (<text:span text:style-name="T5">consisted of Bonus video course, documetation and Knowledge transfer sessions</text:span>) and has sign-off as well from custodian resource (Nadeem Shah)</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27T22:39:45.613239965</meta:creation-date>
    <dc:date>2022-09-27T23:52:49.311373175</dc:date>
    <meta:editing-duration>PT19M13S</meta:editing-duration>
    <meta:editing-cycles>4</meta:editing-cycles>
    <meta:generator>LibreOffice/6.0.7.3$Linux_X86_64 LibreOffice_project/00m0$Build-3</meta:generator>
    <meta:document-statistic meta:table-count="0" meta:image-count="0" meta:object-count="0" meta:page-count="1" meta:paragraph-count="15" meta:word-count="548" meta:character-count="3443" meta:non-whitespace-character-count="2915"/>
  </office:meta>
</office:document-meta>
</file>